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10c" officeooo:paragraph-rsid="0014910c"/>
    </style:style>
    <style:style style:name="P2" style:family="paragraph" style:parent-style-name="Standard">
      <style:paragraph-properties fo:text-align="justify" style:justify-single-word="false"/>
      <style:text-properties officeooo:rsid="0014910c" officeooo:paragraph-rsid="0014910c"/>
    </style:style>
    <style:style style:name="P3" style:family="paragraph" style:parent-style-name="Standard">
      <style:paragraph-properties fo:text-align="justify" style:justify-single-word="false"/>
      <style:text-properties officeooo:rsid="0014910c" officeooo:paragraph-rsid="0017629d"/>
    </style:style>
    <style:style style:name="P4" style:family="paragraph" style:parent-style-name="Standard">
      <style:paragraph-properties fo:text-align="justify" style:justify-single-word="false"/>
      <style:text-properties officeooo:rsid="0014910c" officeooo:paragraph-rsid="001ab20b"/>
    </style:style>
    <style:style style:name="P5" style:family="paragraph" style:parent-style-name="Standard">
      <style:text-properties officeooo:rsid="0014910c" officeooo:paragraph-rsid="0017629d"/>
    </style:style>
    <style:style style:name="P6" style:family="paragraph" style:parent-style-name="Standard">
      <style:text-properties officeooo:rsid="0014910c" officeooo:paragraph-rsid="001a3ec4"/>
    </style:style>
    <style:style style:name="P7" style:family="paragraph" style:parent-style-name="Standard">
      <style:text-properties officeooo:rsid="0014910c" officeooo:paragraph-rsid="001ab20b"/>
    </style:style>
    <style:style style:name="P8" style:family="paragraph" style:parent-style-name="Standard">
      <style:text-properties officeooo:rsid="0014910c" officeooo:paragraph-rsid="001e38b7"/>
    </style:style>
    <style:style style:name="P9" style:family="paragraph" style:parent-style-name="Standard">
      <style:text-properties style:text-underline-style="solid" style:text-underline-width="auto" style:text-underline-color="font-color" officeooo:rsid="0014910c" officeooo:paragraph-rsid="0014910c"/>
    </style:style>
    <style:style style:name="P10" style:family="paragraph" style:parent-style-name="Standard">
      <style:text-properties style:text-underline-style="solid" style:text-underline-width="auto" style:text-underline-color="font-color" officeooo:rsid="0014910c" officeooo:paragraph-rsid="0017629d"/>
    </style:style>
    <style:style style:name="P11" style:family="paragraph" style:parent-style-name="Standard">
      <style:text-properties style:text-underline-style="solid" style:text-underline-width="auto" style:text-underline-color="font-color" officeooo:rsid="0014910c" officeooo:paragraph-rsid="001a3ec4"/>
    </style:style>
    <style:style style:name="P12" style:family="paragraph" style:parent-style-name="Standard">
      <style:text-properties style:text-underline-style="solid" style:text-underline-width="auto" style:text-underline-color="font-color" officeooo:rsid="0014910c" officeooo:paragraph-rsid="001ab20b"/>
    </style:style>
    <style:style style:name="P13" style:family="paragraph" style:parent-style-name="Standard">
      <style:text-properties style:text-underline-style="solid" style:text-underline-width="auto" style:text-underline-color="font-color" officeooo:rsid="0014910c" officeooo:paragraph-rsid="001e38b7"/>
    </style:style>
    <style:style style:name="P14" style:family="paragraph" style:parent-style-name="Standard">
      <style:text-properties style:font-name="Courier 10 Pitch" officeooo:rsid="0014910c" officeooo:paragraph-rsid="0014910c"/>
    </style:style>
    <style:style style:name="P15" style:family="paragraph" style:parent-style-name="Standard">
      <style:text-properties style:font-name="Liberation Serif" officeooo:rsid="0015e66b" officeooo:paragraph-rsid="0015e66b"/>
    </style:style>
    <style:style style:name="P16" style:family="paragraph" style:parent-style-name="Standard">
      <style:text-properties style:font-name="Liberation Serif" officeooo:rsid="0015e66b" officeooo:paragraph-rsid="00187dfe"/>
    </style:style>
    <style:style style:name="P17" style:family="paragraph" style:parent-style-name="Standard">
      <style:paragraph-properties fo:text-align="center" style:justify-single-word="false"/>
      <style:text-properties fo:font-size="40pt" officeooo:rsid="0016be08" officeooo:paragraph-rsid="0016be08" style:font-size-asian="40pt" style:font-size-complex="40pt"/>
    </style:style>
    <style:style style:name="P18" style:family="paragraph" style:parent-style-name="Standard">
      <style:paragraph-properties fo:text-align="center" style:justify-single-word="false"/>
      <style:text-properties fo:font-size="20pt" officeooo:rsid="0016be08" officeooo:paragraph-rsid="0016be08" style:font-size-asian="20pt" style:font-size-complex="20pt"/>
    </style:style>
    <style:style style:name="P19" style:family="paragraph" style:parent-style-name="Standard">
      <style:text-properties fo:font-weight="bold" officeooo:rsid="0017629d" officeooo:paragraph-rsid="0017629d" style:font-weight-asian="bold" style:font-weight-complex="bold"/>
    </style:style>
    <style:style style:name="P20" style:family="paragraph" style:parent-style-name="Standard">
      <style:text-properties fo:font-weight="normal" officeooo:rsid="001a3ec4" officeooo:paragraph-rsid="001a3ec4" style:font-weight-asian="normal" style:font-weight-complex="normal"/>
    </style:style>
    <style:style style:name="P21" style:family="paragraph" style:parent-style-name="Standard">
      <style:text-properties fo:font-weight="normal" officeooo:rsid="001a3ec4" officeooo:paragraph-rsid="001e38b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rsid="001ab20b" officeooo:paragraph-rsid="001ab20b"/>
    </style:style>
    <style:style style:name="P23" style:family="paragraph" style:parent-style-name="Standard">
      <style:paragraph-properties fo:text-align="justify" style:justify-single-word="false"/>
      <style:text-properties style:text-underline-style="none" officeooo:rsid="00155b82" officeooo:paragraph-rsid="001ab20b"/>
    </style:style>
    <style:style style:name="P24" style:family="paragraph" style:parent-style-name="Standard">
      <style:paragraph-properties fo:text-align="justify" style:justify-single-word="false"/>
      <style:text-properties style:text-underline-style="none" officeooo:rsid="001ab20b" officeooo:paragraph-rsid="001ab20b"/>
    </style:style>
    <style:style style:name="P25" style:family="paragraph" style:parent-style-name="Standard">
      <style:text-properties officeooo:rsid="001e38b7" officeooo:paragraph-rsid="001e38b7"/>
    </style:style>
    <style:style style:name="P26" style:family="paragraph" style:parent-style-name="Standard">
      <style:paragraph-properties fo:break-before="page"/>
      <style:text-properties fo:font-size="16pt" fo:font-weight="bold" officeooo:rsid="0014910c" officeooo:paragraph-rsid="0014910c" style:font-size-asian="16pt" style:font-weight-asian="bold" style:font-size-complex="16pt" style:font-weight-complex="bold"/>
    </style:style>
    <style:style style:name="P27" style:family="paragraph" style:parent-style-name="Standard">
      <style:paragraph-properties fo:break-before="page"/>
      <style:text-properties fo:font-size="16pt" fo:font-weight="bold" officeooo:rsid="0017629d" officeooo:paragraph-rsid="0017629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break-before="page"/>
      <style:text-properties fo:font-size="16pt" fo:font-weight="bold" officeooo:rsid="001a3ec4" officeooo:paragraph-rsid="001a3ec4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rsid="0014910c" officeooo:paragraph-rsid="0014910c"/>
    </style:style>
    <style:style style:name="P30" style:family="paragraph" style:parent-style-name="Standard">
      <style:paragraph-properties fo:text-align="justify" style:justify-single-word="false"/>
      <style:text-properties style:text-underline-style="none" officeooo:rsid="00155b82" officeooo:paragraph-rsid="001e38b7"/>
    </style:style>
    <style:style style:name="P31" style:family="paragraph" style:parent-style-name="Standard">
      <style:paragraph-properties fo:text-align="justify" style:justify-single-word="false"/>
      <style:text-properties style:text-underline-style="none" officeooo:rsid="001ab20b" officeooo:paragraph-rsid="001ab20b"/>
    </style:style>
    <style:style style:name="P32" style:family="paragraph" style:parent-style-name="Standard">
      <style:text-properties style:font-name="Courier 10 Pitch" fo:font-size="10.5pt" officeooo:rsid="001a3ec4" officeooo:paragraph-rsid="001ab20b" style:font-size-asian="10.5pt" style:font-size-complex="10.5pt"/>
    </style:style>
    <style:style style:name="P33" style:family="paragraph" style:parent-style-name="Standard">
      <style:text-properties style:font-name="Courier 10 Pitch" fo:font-size="10.5pt" officeooo:rsid="001a3ec4" officeooo:paragraph-rsid="001e38b7" style:font-size-asian="10.5pt" style:font-size-complex="10.5pt"/>
    </style:style>
    <style:style style:name="P34" style:family="paragraph" style:parent-style-name="Standard">
      <style:text-properties style:font-name="Courier 10 Pitch" fo:font-size="10.5pt" officeooo:rsid="001a3ec4" officeooo:paragraph-rsid="001a3ec4" style:font-size-asian="10.5pt" style:font-size-complex="10.5pt"/>
    </style:style>
    <style:style style:name="P35" style:family="paragraph" style:parent-style-name="Standard">
      <style:text-properties style:font-name="Courier 10 Pitch" fo:font-size="10.5pt" officeooo:rsid="0014910c" officeooo:paragraph-rsid="0014910c" style:font-size-asian="10.5pt" style:font-size-complex="10.5pt"/>
    </style:style>
    <style:style style:name="P36" style:family="paragraph" style:parent-style-name="Standard">
      <style:text-properties style:font-name="Courier 10 Pitch" fo:font-size="10.5pt" officeooo:rsid="0026a382" officeooo:paragraph-rsid="0026a382" style:font-size-asian="10.5pt" style:font-size-complex="10.5pt"/>
    </style:style>
    <style:style style:name="P37" style:family="paragraph" style:parent-style-name="Standard">
      <style:text-properties style:font-name="Courier 10 Pitch" fo:font-size="10.5pt" style:text-underline-style="none" officeooo:rsid="001a3ec4" officeooo:paragraph-rsid="001ab20b" style:font-size-asian="10.5pt" style:font-size-complex="10.5pt"/>
    </style:style>
    <style:style style:name="P38" style:family="paragraph" style:parent-style-name="Standard">
      <style:text-properties style:font-name="Courier 10 Pitch" fo:font-size="10.5pt" style:text-underline-style="none" officeooo:rsid="001a3ec4" officeooo:paragraph-rsid="001a3ec4" style:font-size-asian="10.5pt" style:font-size-complex="10.5pt"/>
    </style:style>
    <style:style style:name="P39" style:family="paragraph" style:parent-style-name="Standard">
      <style:text-properties style:font-name="Courier 10 Pitch" fo:font-size="10pt" officeooo:rsid="0014910c" officeooo:paragraph-rsid="0017629d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officeooo:rsid="001fb4c0" officeooo:paragraph-rsid="001fb4c0"/>
    </style:style>
    <style:style style:name="P41" style:family="paragraph" style:parent-style-name="Standard" style:list-style-name="L1">
      <style:text-properties fo:font-style="italic" officeooo:rsid="0014910c" officeooo:paragraph-rsid="0014910c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4910c" officeooo:paragraph-rsid="0017629d" style:font-style-asian="italic" style:font-style-complex="italic"/>
    </style:style>
    <style:style style:name="P43" style:family="paragraph" style:parent-style-name="Standard">
      <style:text-properties fo:font-style="italic" officeooo:rsid="0014910c" officeooo:paragraph-rsid="0017629d" style:font-style-asian="italic" style:font-style-complex="italic"/>
    </style:style>
    <style:style style:name="P44" style:family="paragraph" style:parent-style-name="Standard" style:list-style-name="L3">
      <style:text-properties fo:font-style="italic" officeooo:rsid="0014910c" officeooo:paragraph-rsid="001a3ec4" style:font-style-asian="italic" style:font-style-complex="italic"/>
    </style:style>
    <style:style style:name="P45" style:family="paragraph" style:parent-style-name="Standard" style:list-style-name="L4">
      <style:text-properties fo:font-style="italic" officeooo:rsid="0014910c" officeooo:paragraph-rsid="001ab20b" style:font-style-asian="italic" style:font-style-complex="italic"/>
    </style:style>
    <style:style style:name="P46" style:family="paragraph" style:parent-style-name="Standard" style:list-style-name="L5">
      <style:text-properties fo:font-style="italic" officeooo:rsid="0014910c" officeooo:paragraph-rsid="001e38b7" style:font-style-asian="italic" style:font-style-complex="italic"/>
    </style:style>
    <style:style style:name="P47" style:family="paragraph" style:parent-style-name="Standard">
      <style:paragraph-properties fo:text-align="justify" style:justify-single-word="false"/>
      <style:text-properties officeooo:rsid="001ab20b" officeooo:paragraph-rsid="001ab20b"/>
    </style:style>
    <style:style style:name="P48" style:family="paragraph" style:parent-style-name="Standard">
      <style:paragraph-properties fo:text-align="justify" style:justify-single-word="false"/>
      <style:text-properties officeooo:rsid="001ab20b" officeooo:paragraph-rsid="001b8518"/>
    </style:style>
    <style:style style:name="P49" style:family="paragraph" style:parent-style-name="Standard">
      <style:text-properties fo:font-weight="normal" officeooo:rsid="0014910c" officeooo:paragraph-rsid="001ab20b" style:font-weight-asian="normal" style:font-weight-complex="normal"/>
    </style:style>
    <style:style style:name="P50" style:family="paragraph" style:parent-style-name="Standard">
      <style:text-properties fo:font-weight="normal" officeooo:rsid="0014910c" officeooo:paragraph-rsid="001a3ec4" style:font-weight-asian="normal" style:font-weight-complex="normal"/>
    </style:style>
    <style:style style:name="P51" style:family="paragraph" style:parent-style-name="Standard">
      <style:text-properties fo:font-weight="normal" officeooo:rsid="0014910c" officeooo:paragraph-rsid="0017629d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1e38b7" officeooo:paragraph-rsid="001fb4c0" style:font-weight-asian="normal" style:font-weight-complex="normal"/>
    </style:style>
    <style:style style:name="P53" style:family="paragraph" style:parent-style-name="Standard">
      <style:text-properties style:font-name="Courier 10 Pitch" fo:font-size="10.5pt" fo:font-weight="normal" officeooo:rsid="0026a382" officeooo:paragraph-rsid="0026a382" style:font-size-asian="10.5pt" style:font-weight-asian="normal" style:font-size-complex="10.5pt" style:font-weight-complex="normal"/>
    </style:style>
    <style:style style:name="P54" style:family="paragraph" style:parent-style-name="Standard">
      <style:paragraph-properties fo:break-before="page"/>
      <style:text-properties fo:font-size="16pt" fo:font-weight="bold" officeooo:rsid="001a3ec4" officeooo:paragraph-rsid="001a3ec4" style:font-size-asian="16pt" style:font-weight-asian="bold" style:font-size-complex="16pt" style:font-weight-complex="bold"/>
    </style:style>
    <style:style style:name="T1" style:family="text">
      <style:text-properties officeooo:rsid="00155b82"/>
    </style:style>
    <style:style style:name="T2" style:family="text">
      <style:text-properties style:text-underline-style="solid" style:text-underline-width="auto" style:text-underline-color="font-color" officeooo:rsid="00155b82"/>
    </style:style>
    <style:style style:name="T3" style:family="text">
      <style:text-properties style:text-underline-style="solid" style:text-underline-width="auto" style:text-underline-color="font-color" officeooo:rsid="001a3ec4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55b82"/>
    </style:style>
    <style:style style:name="T6" style:family="text">
      <style:text-properties style:text-underline-style="none" officeooo:rsid="0017629d"/>
    </style:style>
    <style:style style:name="T7" style:family="text">
      <style:text-properties style:text-underline-style="none" officeooo:rsid="001a3ec4"/>
    </style:style>
    <style:style style:name="T8" style:family="text">
      <style:text-properties style:text-underline-style="none" officeooo:rsid="001b8518"/>
    </style:style>
    <style:style style:name="T9" style:family="text">
      <style:text-properties style:text-underline-style="none" officeooo:rsid="001c1fca"/>
    </style:style>
    <style:style style:name="T10" style:family="text">
      <style:text-properties style:text-underline-style="none" officeooo:rsid="001e38b7"/>
    </style:style>
    <style:style style:name="T11" style:family="text">
      <style:text-properties style:text-underline-style="none" officeooo:rsid="0021b387"/>
    </style:style>
    <style:style style:name="T12" style:family="text">
      <style:text-properties style:text-underline-style="none" officeooo:rsid="002349a5"/>
    </style:style>
    <style:style style:name="T13" style:family="text">
      <style:text-properties officeooo:rsid="0016be08"/>
    </style:style>
    <style:style style:name="T14" style:family="text">
      <style:text-properties officeooo:rsid="0017629d"/>
    </style:style>
    <style:style style:name="T15" style:family="text">
      <style:text-properties officeooo:rsid="00187dfe"/>
    </style:style>
    <style:style style:name="T16" style:family="text">
      <style:text-properties officeooo:rsid="001a3ec4"/>
    </style:style>
    <style:style style:name="T17" style:family="text">
      <style:text-properties fo:font-style="italic" officeooo:rsid="0017629d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b8518" style:font-style-asian="normal" style:font-style-complex="normal"/>
    </style:style>
    <style:style style:name="T21" style:family="text">
      <style:text-properties officeooo:rsid="001d1fa4"/>
    </style:style>
    <style:style style:name="T22" style:family="text">
      <style:text-properties officeooo:rsid="001fb4c0"/>
    </style:style>
    <style:style style:name="T23" style:family="text">
      <style:text-properties officeooo:rsid="0021b387"/>
    </style:style>
    <style:style style:name="T24" style:family="text">
      <style:text-properties style:font-name="Courier 10 Pitch"/>
    </style:style>
    <style:style style:name="T25" style:family="text">
      <style:text-properties style:font-name="Courier 10 Pitch" style:text-underline-style="none"/>
    </style:style>
    <style:style style:name="T26" style:family="text">
      <style:text-properties style:font-name="Courier 10 Pitch" style:text-underline-style="none" officeooo:rsid="001c1fca"/>
    </style:style>
    <style:style style:name="T27" style:family="text">
      <style:text-properties style:font-name="Courier 10 Pitch" style:text-underline-style="none" officeooo:rsid="00155b82"/>
    </style:style>
    <style:style style:name="T28" style:family="text">
      <style:text-properties style:font-name="Courier 10 Pitch" style:text-underline-style="none" officeooo:rsid="001b8518"/>
    </style:style>
    <style:style style:name="T29" style:family="text">
      <style:text-properties style:font-name="Courier 10 Pitch" fo:font-size="8pt" style:text-underline-style="none" style:font-size-asian="8pt" style:font-size-complex="8pt"/>
    </style:style>
    <style:style style:name="T30" style:family="text">
      <style:text-properties style:font-name="Courier 10 Pitch" fo:font-size="8pt" style:text-underline-style="none" officeooo:rsid="001c1fca" style:font-size-asian="8pt" style:font-size-complex="8pt"/>
    </style:style>
    <style:style style:name="T31" style:family="text">
      <style:text-properties style:font-name="Courier 10 Pitch" fo:font-size="9pt" style:text-underline-style="none" style:font-size-asian="9pt" style:font-size-complex="9pt"/>
    </style:style>
    <style:style style:name="T32" style:family="text">
      <style:text-properties style:font-name="Courier 10 Pitch" fo:font-size="9pt" style:text-underline-style="none" officeooo:rsid="001c1fca" style:font-size-asian="9pt" style:font-size-complex="9pt"/>
    </style:style>
    <style:style style:name="T33" style:family="text">
      <style:text-properties style:font-name="Courier 10 Pitch" fo:font-size="9pt" style:text-underline-style="none" officeooo:rsid="00155b82" style:font-size-asian="9pt" style:font-size-complex="9pt"/>
    </style:style>
    <style:style style:name="T34" style:family="text">
      <style:text-properties style:font-name="Courier 10 Pitch" fo:font-size="9pt" style:text-underline-style="none" officeooo:rsid="001b8518" style:font-size-asian="9pt" style:font-size-complex="9pt"/>
    </style:style>
    <style:style style:name="T35" style:family="text">
      <style:text-properties style:font-name="Courier 10 Pitch" fo:font-size="9pt" style:font-size-asian="9pt" style:font-size-complex="9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24d5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>Práctica 1</text:p>
      <text:p text:style-name="P17">-</text:p>
      <text:p text:style-name="P17">Informe</text:p>
      <text:p text:style-name="P17"/>
      <text:p text:style-name="P17"/>
      <text:p text:style-name="P17"/>
      <text:p text:style-name="P17"/>
      <text:p text:style-name="P17"/>
      <text:p text:style-name="P18">Julen D. y Julen F.</text:p>
      <text:p text:style-name="P26">P1: Hola Mundo extendido</text:p>
      <text:p text:style-name="P1"/>
      <text:list xml:id="list153278371025650997" text:style-name="L1">
        <text:list-item>
          <text:p text:style-name="P41">Breve <text:s/>descripción <text:s/>de <text:s/>las <text:s/>decisiones <text:s/>de <text:s/>diseño <text:s/>tomadas <text:s/>(no <text:s/>repetir <text:s/>el enunciado de la práctica). </text:p>
        </text:list-item>
      </text:list>
      <text:p text:style-name="P1"/>
      <text:p text:style-name="P2"><text:span text:style-name="T1"><text:tab/>Primero se ha</text:span> establec<text:span text:style-name="T1">ido</text:span> una conexión SSH con nuestra Raspberry mediante Putty. <text:span text:style-name="T1">Después, usando la sesión SSH, hemos creado un archivo </text:span><text:span text:style-name="T2">ejercicio1.c</text:span><text:span text:style-name="T5"> y hemos escrito el código del programa indicado. Por último, hemos compilado el programa usando un compilador de la Pi y hemos ejecutado el programa.</text:span></text:p>
      <text:p text:style-name="P1"/>
      <text:p text:style-name="P1"/>
      <text:list xml:id="list124027043529301" text:continue-numbering="true" text:style-name="L1">
        <text:list-item>
          <text:p text:style-name="P41">Archivos de código comentados <text:s/>de los programas <text:s/></text:p>
        </text:list-item>
      </text:list>
      <text:p text:style-name="P1"/>
      <text:p text:style-name="P9"><text:span text:style-name="T1">ejercicio1</text:span>.c</text:p>
      <text:p text:style-name="P1"/>
      <text:p text:style-name="P35">#include &lt;stdio.h&gt;<text:tab/>//Necesaria para imprimir texto en pantalla</text:p>
      <text:p text:style-name="P35">int main() {</text:p>
      <text:p text:style-name="P35"><text:tab/>printf("Hello world"); //Imprimir “Hola mundo” en pantalla</text:p>
      <text:p text:style-name="P35"><text:tab/>return 0;</text:p>
      <text:p text:style-name="P35">}</text:p>
      <text:p text:style-name="P14"/>
      <text:p text:style-name="P15">Comandos:</text:p>
      <text:p text:style-name="P15"/>
      <text:p text:style-name="P15">touch <text:span text:style-name="T15">ejercicio1</text:span>.c<text:tab/><text:tab/><text:tab/>-&gt;<text:tab/>Crear archivo</text:p>
      <text:p text:style-name="P16">nano <text:span text:style-name="T15">ejercicio1</text:span>.c<text:tab/><text:tab/><text:tab/>-&gt;<text:tab/>Editar archivo</text:p>
      <text:p text:style-name="P16">gcc -Wall <text:span text:style-name="T15">ejercicio1</text:span>.c -o <text:span text:style-name="T15">ejercicio1</text:span><text:tab/>-&gt;<text:tab/>Compila en C el archivo programa.c</text:p>
      <text:p text:style-name="P16">./<text:span text:style-name="T15">ejercicio1</text:span><text:tab/><text:tab/><text:tab/><text:tab/>-&gt;<text:tab/>Ejecut<text:span text:style-name="T13">a el programa compilado</text:span></text:p>
      <text:p text:style-name="P1"/>
      <text:p text:style-name="P1"/>
      <text:p text:style-name="P27">P2: Hola Mundo desde Netbeans</text:p>
      <text:p text:style-name="P19"/>
      <text:list xml:id="list2529774806364236982" text:style-name="L2">
        <text:list-item>
          <text:p text:style-name="P42">Breve <text:s/>descripción <text:s/>de <text:s/>las <text:s/>decisiones <text:s/>de <text:s/>diseño <text:s/>tomadas <text:s/>(no <text:s/>repetir <text:s/>el enunciado de la práctica). </text:p>
        </text:list-item>
      </text:list>
      <text:p text:style-name="P43"/>
      <text:p text:style-name="P3"><text:span text:style-name="T1"><text:tab/>Primero se ha</text:span> establec<text:span text:style-name="T1">ido</text:span> una conexión SSH con nuestra Raspberry mediante <text:span text:style-name="T14">Netbeans</text:span>. <text:span text:style-name="T14">Para ello, <text:s/>primero hay que crear una sesión SSH en Netbeans (Usuario: root). Una vez hecho esto, marcamos la Raspberry como build-host. Después, usando Netbeans, hemos creado un proyecto, y lo hemos configurado: compilador de C: C11; compilador de C++: C11++; Librerías (Build → Linker) → Añadir la opción </text:span><text:span text:style-name="T17">-lwiringPi</text:span><text:span text:style-name="T14">. En el proyecto, hemos escrito el código en la clase </text:span><text:span text:style-name="T3">main.c</text:span><text:span text:style-name="T14"> ya creada</text:span><text:span text:style-name="T7"> en la carpeta de archivos fuente</text:span><text:span text:style-name="T5">. </text:span><text:span text:style-name="T7">H</text:span><text:span text:style-name="T5">emos compilado el programa usando </text:span><text:span text:style-name="T7">el compilador de la Raspberry Pi.</text:span><text:span text:style-name="T5"> </text:span><text:span text:style-name="T6">Finalmente, </text:span><text:span text:style-name="T5">hemos ejecutado el programa.</text:span></text:p>
      <text:p text:style-name="P5"/>
      <text:p text:style-name="P5"/>
      <text:list xml:id="list124026319674860" text:continue-numbering="true" text:style-name="L2">
        <text:list-item>
          <text:p text:style-name="P42">Archivos de código comentados <text:s/>de los programas <text:s/></text:p>
        </text:list-item>
      </text:list>
      <text:p text:style-name="P5"/>
      <text:p text:style-name="P10"><text:span text:style-name="T23">main</text:span>.c</text:p>
      <text:p text:style-name="P5"/>
      <text:p text:style-name="P39">#include &lt;stdio.h&gt;<text:tab/>//Necesaria para imprimir texto en pantalla</text:p>
      <text:p text:style-name="P39">int main() {</text:p>
      <text:p text:style-name="P39"><text:tab/>printf("Hello world"); //Imprimir “Hola mundo” en pantalla</text:p>
      <text:p text:style-name="P39"><text:tab/>return 0;</text:p>
      <text:p text:style-name="P39">}</text:p>
      <text:p text:style-name="P51"/>
      <text:p text:style-name="P28">P3: LED intermitente </text:p>
      <text:p text:style-name="P20"/>
      <text:list xml:id="list689676533288601169" text:style-name="L3">
        <text:list-item>
          <text:p text:style-name="P44">Breve <text:s/>descripción <text:s/>de <text:s/>las <text:s/>decisiones <text:s/>de <text:s/>diseño <text:s/>tomadas <text:s/>(no <text:s/>repetir <text:s/>el enunciado de la práctica). </text:p>
        </text:list-item>
      </text:list>
      <text:p text:style-name="P6"/>
      <text:p text:style-name="P4"><text:span text:style-name="T14"><text:tab/>En el proyecto creado en Netbeans, hemos escrito el código en la clase </text:span><text:span text:style-name="T3">main.c</text:span><text:span text:style-name="T14"> ya creada</text:span><text:span text:style-name="T7"> en la carpeta de archivos fuente</text:span><text:span text:style-name="T5">. </text:span><text:span text:style-name="T7">H</text:span><text:span text:style-name="T5">emos compilado el programa usando </text:span><text:span text:style-name="T7">el compilador de la Raspberry Pi.</text:span><text:span text:style-name="T5"> </text:span></text:p>
      <text:p text:style-name="P23"/>
      <text:p text:style-name="P22"><text:span text:style-name="T5"><text:tab/>E</text:span><text:span text:style-name="T4">l circuito que hemos montado en la placa es idéntico al explicado en el Ejercicio 1 del archivo </text:span><text:span text:style-name="T18">Raspberry Pi para RSA.pdf</text:span><text:span text:style-name="T19"> (Apartado 1.4.3.1, pág 19)</text:span><text:span text:style-name="T4"> <text:s/></text:span></text:p>
      <text:p text:style-name="P23"/>
      <text:p text:style-name="P22"><text:span text:style-name="T5"><text:tab/>A</text:span><text:span text:style-name="T4">ntes de ejecutar el programa, hay que configurar los pines de la Ra</text:span><text:span text:style-name="T10">s</text:span><text:span text:style-name="T4">pberry. Para ello se han ejecutado los siguientes comandos mediante el SSH de Netbeans:</text:span></text:p>
      <text:p text:style-name="P24"/>
      <text:p text:style-name="P24"><text:tab/>1. Se activa el pin 4:<text:tab/><text:tab/><text:tab/><text:tab/><text:span text:style-name="T35">echo 4 &gt; /sys/class/gpio/export</text:span></text:p>
      <text:p text:style-name="P24"><text:tab/>2. Se determina si el pin 4 es de salida:<text:tab/><text:span text:style-name="T35">echo out &gt; /sys/class/gpio/gpio4/direction</text:span></text:p>
      <text:p text:style-name="P23"/>
      <text:p text:style-name="P4"><text:span text:style-name="T6"><text:tab/>Finalmente, </text:span><text:span text:style-name="T5">hemos ejecutado el programa.</text:span></text:p>
      <text:p text:style-name="P6"/>
      <text:p text:style-name="P6"/>
      <text:list xml:id="list124025159104135" text:continue-numbering="true" text:style-name="L3">
        <text:list-item>
          <text:p text:style-name="P44">Archivos de código comentados <text:s/>de los programas <text:s/></text:p>
        </text:list-item>
      </text:list>
      <text:p text:style-name="P6"/>
      <text:p text:style-name="P11"><text:span text:style-name="T16">main</text:span>.c<text:span text:style-name="T37">pp</text:span></text:p>
      <text:p text:style-name="P6"/>
      <text:p text:style-name="P36">/* </text:p>
      <text:p text:style-name="P36"><text:s/>* File: <text:s text:c="2"/>main.cpp</text:p>
      <text:p text:style-name="P36"><text:s/>* Author: jdiez030</text:p>
      <text:p text:style-name="P36"><text:s/>*</text:p>
      <text:p text:style-name="P36"><text:s/>* Created on 27 de septiembre de 2017, 15:51</text:p>
      <text:p text:style-name="P36"><text:s/>*/</text:p>
      <text:p text:style-name="P36"/>
      <text:p text:style-name="P36">#include &lt;cstdlib&gt; <text:s/>//Para la función system()</text:p>
      <text:p text:style-name="P36">#include &lt;stdlib.h&gt; //Para la función system()</text:p>
      <text:p text:style-name="P36">#include &lt;unistd.h&gt; //Para la función sleep()</text:p>
      <text:p text:style-name="P36"/>
      <text:p text:style-name="P36">using namespace std;</text:p>
      <text:p text:style-name="P36"/>
      <text:p text:style-name="P36">int main(int argc, char** argv) {</text:p>
      <text:p text:style-name="P36"><text:s text:c="4"/>system("echo 1 &gt; /sys/class/gpio/gpio4/value"); //Encender led</text:p>
      <text:p text:style-name="P36"><text:s text:c="4"/>sleep(3);<text:tab/><text:tab/><text:tab/><text:tab/><text:tab/><text:tab/> <text:s text:c="6"/>//Esperar 3”</text:p>
      <text:p text:style-name="P36"><text:s text:c="4"/>system("echo 0 &gt; /sys/class/gpio/gpio4/value"); //Apagar led</text:p>
      <text:p text:style-name="P36"><text:s text:c="4"/>return 0;</text:p>
      <text:p text:style-name="P36">}</text:p>
      <text:p text:style-name="P50"/>
      <text:p text:style-name="P28">P4: LED controlado mediante pulsador </text:p>
      <text:p text:style-name="P20"/>
      <text:list xml:id="list4472562968957014183" text:style-name="L4">
        <text:list-item>
          <text:p text:style-name="P45">Breve <text:s/>descripción <text:s/>de <text:s/>las <text:s/>decisiones <text:s/>de <text:s/>diseño <text:s/>tomadas <text:s/>(no <text:s/>repetir <text:s/>el enunciado de la práctica). </text:p>
        </text:list-item>
      </text:list>
      <text:p text:style-name="P7"/>
      <text:p text:style-name="P4"><text:span text:style-name="T14"><text:tab/>En el proyecto creado en Netbeans, hemos escrito el código en la clase </text:span><text:span text:style-name="T3">main.c</text:span><text:span text:style-name="T14"> ya creada</text:span><text:span text:style-name="T7"> en la carpeta de archivos fuente</text:span><text:span text:style-name="T5">. </text:span><text:span text:style-name="T7">H</text:span><text:span text:style-name="T5">emos compilado el programa usando </text:span><text:span text:style-name="T7">el compilador de la Raspberry Pi.</text:span><text:span text:style-name="T5"> </text:span></text:p>
      <text:p text:style-name="P23"/>
      <text:p text:style-name="P22"><text:span text:style-name="T5"><text:tab/>E</text:span><text:span text:style-name="T4">l circuito que hemos montado en la placa es idéntico al explicado en el Ejercicio 1 del archivo </text:span><text:span text:style-name="T18">Conexiones físicas GPIO.pdf</text:span><text:span text:style-name="T19">. </text:span><text:span text:style-name="T20">(El pin usado para el led es el 8 (GPIO14); para el pulsador, el 10 (GPIO15). La entrada de voltaje la sacamos del pin 4; para el ground, el pin 6).</text:span></text:p>
      <text:p text:style-name="P23"/>
      <text:p text:style-name="P22"><text:span text:style-name="T5"><text:tab/>A</text:span><text:span text:style-name="T4">ntes de ejecutar el programa, hay que configurar los pines de la Ra</text:span><text:span text:style-name="T10">s</text:span><text:span text:style-name="T4">pberry. Para ello se han ejecutado los siguientes comandos mediante </text:span><text:span text:style-name="T12">la conexión</text:span><text:span text:style-name="T4"> SSH </text:span><text:span text:style-name="T12">a la Raspberry Pi</text:span><text:span text:style-name="T4"> de</text:span><text:span text:style-name="T12">l terminal de</text:span><text:span text:style-name="T4"> Netbeans:</text:span></text:p>
      <text:p text:style-name="P24"/>
      <text:p text:style-name="P22"><text:span text:style-name="T4"><text:tab/>1. Se activa el pin </text:span><text:span text:style-name="T9">8</text:span><text:span text:style-name="T4"> para el led:<text:tab/><text:tab/></text:span><text:span text:style-name="T31">echo </text:span><text:span text:style-name="T32">14</text:span><text:span text:style-name="T31"> &gt; /sys/class/gpio/export</text:span></text:p>
      <text:p text:style-name="P22"><text:span text:style-name="T4"><text:tab/>2. Se determina </text:span><text:span text:style-name="T11">que</text:span><text:span text:style-name="T4"> el pin </text:span><text:span text:style-name="T9">8</text:span><text:span text:style-name="T4"> es de salida:<text:tab/></text:span><text:span text:style-name="T31">echo out &gt;/sys/class/gpio/gpio</text:span><text:span text:style-name="T32">14</text:span><text:span text:style-name="T31">/direction</text:span></text:p>
      <text:p text:style-name="P48"><text:span text:style-name="T8"><text:tab/>3.</text:span><text:span text:style-name="T4"> Se activa el pin </text:span><text:span text:style-name="T9">10</text:span><text:span text:style-name="T4"> para el </text:span><text:span text:style-name="T8">pulsador</text:span><text:span text:style-name="T4">:<text:tab/></text:span><text:span text:style-name="T31">echo </text:span><text:span text:style-name="T32">15</text:span><text:span text:style-name="T31"> &gt; /sys/class/gpio/export</text:span></text:p>
      <text:p text:style-name="P48"><text:span text:style-name="T8"><text:tab/>4</text:span><text:span text:style-name="T4">. Se determina si el pin </text:span><text:span text:style-name="T9">10</text:span><text:span text:style-name="T8"> </text:span><text:span text:style-name="T4">es de entrada:</text:span><text:span text:style-name="T5"><text:tab/></text:span><text:span text:style-name="T33">echo </text:span><text:span text:style-name="T34">in</text:span><text:span text:style-name="T33"> &gt; /sys/class/gpio/gpio</text:span><text:span text:style-name="T32">15</text:span><text:span text:style-name="T33">/direction</text:span></text:p>
      <text:p text:style-name="P23"/>
      <text:p text:style-name="P4"><text:span text:style-name="T6"><text:tab/>Finalmente, </text:span><text:span text:style-name="T5">hemos ejecutado el programa.</text:span></text:p>
      <text:p text:style-name="P23"/>
      <text:p text:style-name="P7"/>
      <text:list xml:id="list124026493796648" text:continue-numbering="true" text:style-name="L4">
        <text:list-item>
          <text:p text:style-name="P45">Archivos de código comentados <text:s/>de los programas <text:s/></text:p>
        </text:list-item>
      </text:list>
      <text:p text:style-name="P7"/>
      <text:p text:style-name="P12"><text:span text:style-name="T16">main</text:span>.c<text:span text:style-name="T37">pp</text:span></text:p>
      <text:p text:style-name="P7"/>
      <text:p text:style-name="P36">#include &lt;cstdlib&gt; <text:s text:c="2"/>//Para la función system()</text:p>
      <text:p text:style-name="P36">#include &lt;unistd.h&gt; <text:s/>//Para la función sleep()</text:p>
      <text:p text:style-name="P36">#include &lt;stdio.h&gt; <text:s text:c="2"/>//Para la función fopen()</text:p>
      <text:p text:style-name="P36">#include &lt;stdlib.h&gt; <text:s/>//Para la función system()</text:p>
      <text:p text:style-name="P36"/>
      <text:p text:style-name="P36">using namespace std;</text:p>
      <text:p text:style-name="P36"><text:s/></text:p>
      <text:p text:style-name="P36">int main(int argc, char** argv) {</text:p>
      <text:p text:style-name="P36"><text:s text:c="4"/></text:p>
      <text:p text:style-name="P36"><text:s text:c="4"/>FILE * f; <text:s/>// Para guardar el archivo a leer</text:p>
      <text:p text:style-name="P36"><text:s text:c="4"/></text:p>
      <text:p text:style-name="P36"><text:s text:c="4"/>char valor; // Guarda el contenido del archivo leido</text:p>
      <text:p text:style-name="P36"><text:s text:c="4"/></text:p>
      <text:p text:style-name="P36"><text:s text:c="4"/>while (true) { //Programa infinito</text:p>
      <text:p text:style-name="P36"><text:s text:c="8"/></text:p>
      <text:p text:style-name="P36"><text:s text:c="8"/>//Abrir el archivo cque almacena el valor del botón</text:p>
      <text:p text:style-name="P36"><text:s text:c="8"/>f = fopen("/sys/class/gpio/gpio15/value", "r"); <text:s/></text:p>
      <text:p text:style-name="P36"/>
      <text:p text:style-name="P36"><text:s text:c="8"/>//Guardar el valor del botón en la variable <text:s text:c="4"/></text:p>
      <text:p text:style-name="P36"><text:s text:c="8"/>valor = fgetc(f); <text:s text:c="7"/></text:p>
      <text:p text:style-name="P36"><text:s text:c="8"/>fclose(f);</text:p>
      <text:p text:style-name="P36"><text:s text:c="8"/></text:p>
      <text:p text:style-name="P36"><text:s text:c="8"/>//Si el botón está pulsado, encender LED</text:p>
      <text:p text:style-name="P36"><text:s text:c="8"/>if (valor == '0') {</text:p>
      <text:p text:style-name="P36"><text:s text:c="12"/>system("echo 1 &gt; /sys/class/gpio/gpio14/value");</text:p>
      <text:p text:style-name="P36"><text:soft-page-break/><text:s text:c="8"/>}</text:p>
      <text:p text:style-name="P36"><text:s text:c="8"/>else { //Si no, apagarlo</text:p>
      <text:p text:style-name="P36"><text:s text:c="12"/>system("echo 0 &gt; /sys/class/gpio/gpio14/value");</text:p>
      <text:p text:style-name="P36"><text:s text:c="8"/>}</text:p>
      <text:p text:style-name="P36"><text:s text:c="4"/>} //while (true)</text:p>
      <text:p text:style-name="P36"><text:s text:c="4"/></text:p>
      <text:p text:style-name="P36"><text:s text:c="4"/>return 0;</text:p>
      <text:p text:style-name="P36">} //int main()</text:p>
      <text:p text:style-name="P7"/>
      <text:p text:style-name="P7"/>
      <text:list xml:id="list124025444572680" text:continue-numbering="true" text:style-name="L4">
        <text:list-item>
          <text:p text:style-name="P45">Comentarios e incidencias</text:p>
        </text:list-item>
      </text:list>
      <text:p text:style-name="P49"/>
      <text:p text:style-name="P52"><text:tab/>Hemos tenido que abrir el fichero donde se guarda el estado del pulsador utilizando un atributo File y la función fopen(), ya que usando la función system() (que es la que usamos en un principio) unicamente se lee el estado pero no <text:span text:style-name="T22">devuelve</text:span> su valor; por lo tanto, no pod<text:span text:style-name="T22">ía</text:span>mos manejar el led según el pulsador.</text:p>
      <text:p text:style-name="P28">P5: LED con luminosidad variable controlado <text:s/>mediante pulsador</text:p>
      <text:p text:style-name="P21"/>
      <text:list xml:id="list4029101653658353315" text:style-name="L5">
        <text:list-item>
          <text:p text:style-name="P46">Breve <text:s/>descripción <text:s/>de <text:s/>las <text:s/>decisiones <text:s/>de <text:s/>diseño <text:s/>tomadas <text:s/>(no <text:s/>repetir <text:s/>el enunciado de la práctica).</text:p>
        </text:list-item>
      </text:list>
      <text:p text:style-name="P25"/>
      <text:p text:style-name="P40"><text:span text:style-name="T4"><text:tab/>La configuración física usada para este ejercicio es exactamente como la del ejercicio 4. Lo que diferencia este ejercicio del anterior es el comportamiento, lo que está determinado por el código.</text:span></text:p>
      <text:p text:style-name="P30"/>
      <text:list xml:id="list124026533998695" text:continue-numbering="true" text:style-name="L5">
        <text:list-item>
          <text:p text:style-name="P46">Archivos de código comentados <text:s/>de los programas <text:s/></text:p>
        </text:list-item>
      </text:list>
      <text:p text:style-name="P25"/>
      <text:p text:style-name="P13"><text:span text:style-name="T16">main</text:span>.c<text:span text:style-name="T37">pp</text:span></text:p>
      <text:p text:style-name="P8"/>
      <text:p text:style-name="P53">#include &lt;cstdlib&gt; <text:s text:c="2"/>//Para la función system()</text:p>
      <text:p text:style-name="P53">#include &lt;unistd.h&gt; <text:s/>//Para la función sleep()</text:p>
      <text:p text:style-name="P53">#include &lt;stdio.h&gt; <text:s text:c="2"/>//Para la función fopen()</text:p>
      <text:p text:style-name="P53">#include &lt;stdlib.h&gt; <text:s/>//Para la función system()</text:p>
      <text:p text:style-name="P53"/>
      <text:p text:style-name="P53">using namespace std;</text:p>
      <text:p text:style-name="P53"><text:s/></text:p>
      <text:p text:style-name="P53">int main(int argc, char** argv) {</text:p>
      <text:p text:style-name="P53"><text:s text:c="4"/></text:p>
      <text:p text:style-name="P53"><text:s text:c="4"/>FILE * f;</text:p>
      <text:p text:style-name="P53"><text:s text:c="4"/></text:p>
      <text:p text:style-name="P53"><text:s text:c="4"/>bool pulsado = false;</text:p>
      <text:p text:style-name="P53"><text:s text:c="4"/>bool on = false;</text:p>
      <text:p text:style-name="P53"><text:s text:c="4"/></text:p>
      <text:p text:style-name="P53"><text:s text:c="4"/>char valor;</text:p>
      <text:p text:style-name="P53"><text:s text:c="4"/></text:p>
      <text:p text:style-name="P53"><text:s text:c="4"/>while (true) { <text:s text:c="6"/></text:p>
      <text:p text:style-name="P53"><text:s text:c="8"/></text:p>
      <text:p text:style-name="P53"><text:s text:c="8"/>f = fopen("/sys/class/gpio/gpio15/value", "r"); <text:s text:c="7"/></text:p>
      <text:p text:style-name="P53"><text:s text:c="8"/>valor = fgetc(f); <text:s text:c="7"/></text:p>
      <text:p text:style-name="P53"><text:s text:c="8"/>fclose(f);</text:p>
      <text:p text:style-name="P53"><text:s text:c="16"/></text:p>
      <text:p text:style-name="P53"><text:s text:c="8"/>// Estos IF son para evitar el cambio de valor constante</text:p>
      <text:p text:style-name="P53"><text:s text:c="8"/>// al mantener pulsado el botón</text:p>
      <text:p text:style-name="P53"><text:s text:c="8"/>if (valor == '0') {</text:p>
      <text:p text:style-name="P53"><text:s text:c="12"/>pulsado = true; <text:s text:c="11"/></text:p>
      <text:p text:style-name="P53"><text:s text:c="8"/>}</text:p>
      <text:p text:style-name="P53"><text:s text:c="8"/></text:p>
      <text:p text:style-name="P53"><text:s text:c="8"/>if(valor == '1' &amp;&amp; pulsado){</text:p>
      <text:p text:style-name="P53"><text:s text:c="12"/>if (on) {</text:p>
      <text:p text:style-name="P53"><text:s text:c="16"/>on = false;</text:p>
      <text:p text:style-name="P53"><text:s text:c="12"/>} else {</text:p>
      <text:p text:style-name="P53"><text:s text:c="16"/>on = true;</text:p>
      <text:p text:style-name="P53"><text:s text:c="12"/>}</text:p>
      <text:p text:style-name="P53"><text:s text:c="12"/>pulsado = false;</text:p>
      <text:p text:style-name="P53"><text:s text:c="8"/>}</text:p>
      <text:p text:style-name="P53"><text:s text:c="8"/></text:p>
      <text:p text:style-name="P53"><text:s text:c="8"/>if (on) {</text:p>
      <text:p text:style-name="P53"><text:s text:c="12"/>system("echo 1 &gt; /sys/class/gpio/gpio14/value");</text:p>
      <text:p text:style-name="P53"><text:s text:c="8"/>}</text:p>
      <text:p text:style-name="P53"><text:s text:c="8"/>else {</text:p>
      <text:p text:style-name="P53"><text:s text:c="12"/>system("echo 0 &gt; /sys/class/gpio/gpio14/value");</text:p>
      <text:p text:style-name="P53"><text:s text:c="8"/>}</text:p>
      <text:p text:style-name="P53"><text:soft-page-break/><text:s text:c="4"/>} //while (true) <text:s text:c="2"/></text:p>
      <text:p text:style-name="P53"><text:s text:c="4"/></text:p>
      <text:p text:style-name="P53"><text:s text:c="4"/>return 0;</text:p>
      <text:p text:style-name="P53">} //int 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7:36:40.368803552</meta:creation-date>
    <dc:date>2017-10-03T12:39:56.171188823</dc:date>
    <meta:editing-duration>PT1H12M5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8" meta:paragraph-count="151" meta:word-count="1063" meta:character-count="7176" meta:non-whitespace-character-count="5579"/>
  </office:meta>
</office:document-meta>
</file>